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2.678cm" style:rel-column-width="10321*"/>
    </style:style>
    <style:style style:name="Tabelle1.B" style:family="table-column">
      <style:table-column-properties style:column-width="2.387cm" style:rel-column-width="9202*"/>
    </style:style>
    <style:style style:name="Tabelle1.G" style:family="table-column">
      <style:table-column-properties style:column-width="2.387cm" style:rel-column-width="920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e1.G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color="#000000" style:font-name="Calibri" fo:font-size="12pt" fo:language="de" fo:country="D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2" style:family="paragraph" style:parent-style-name="Standard">
      <style:text-properties fo:color="#000000" style:font-name="Calibri" fo:font-size="12pt" fo:language="de" fo:country="DE" style:text-underline-style="none" fo:font-weight="bold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3" style:family="paragraph" style:parent-style-name="Standard">
      <style:paragraph-properties fo:line-height="125%" fo:text-align="start" style:justify-single-word="false"/>
      <style:text-properties style:use-window-font-color="true" style:font-name="Calibri" fo:font-size="12pt" fo:language="de" fo:country="DE" style:text-underline-style="none" fo:font-weight="normal" style:letter-kerning="false" style:font-name-asian="Times New Roman" style:font-size-asian="12pt" style:language-asian="zxx" style:country-asian="none" style:font-weight-asian="normal" style:font-name-complex="Times New Roman" style:font-size-complex="12pt" style:language-complex="zxx" style:country-complex="none" style:font-weight-complex="normal"/>
    </style:style>
    <style:style style:name="P4" style:family="paragraph" style:parent-style-name="Standard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text-properties style:font-name="Calibri"/>
    </style:style>
    <style:style style:name="P6" style:family="paragraph" style:parent-style-name="Text_20_body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>
      <style:text-properties style:font-name="Calibri" fo:font-size="12pt" fo:language="de" fo:country="DE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ext_20_body">
      <style:text-properties style:font-name="Calibri" fo:font-weight="normal" style:font-weight-asian="normal" style:font-weight-complex="normal"/>
    </style:style>
    <style:style style:name="P9" style:family="paragraph" style:parent-style-name="Text_20_body">
      <style:text-properties fo:font-variant="normal" fo:text-transform="none" fo:color="#000000" style:font-name="Calibri" fo:font-size="12pt" fo:letter-spacing="normal" fo:language="de" fo:country="DE" fo:font-style="normal" fo:font-weight="normal" style:letter-kerning="false" style:font-name-asian="Times New Roman" style:font-size-asian="12pt" style:language-asian="zxx" style:country-asian="none" style:font-weight-asian="bold" style:font-name-complex="Times New Roman" style:font-size-complex="12pt" style:language-complex="zxx" style:country-complex="none" style:font-weight-complex="bold"/>
    </style:style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>
      <style:text-properties fo:language="de" fo:country="DE"/>
    </style:style>
    <style:style style:name="P12" style:family="paragraph" style:parent-style-name="Text_20_body"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text-properties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P14" style:family="paragraph" style:parent-style-name="Heading_20_4"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15" style:family="paragraph" style:parent-style-name="Heading_20_4">
      <style:paragraph-properties fo:margin-left="0cm" fo:margin-right="0cm" fo:text-indent="0cm" style:auto-text-indent="false"/>
      <style:text-properties style:font-name="Calibri" fo:font-size="12pt" fo:language="de" fo:country="DE" style:font-size-asian="12pt" style:language-asian="zxx" style:country-asian="none" style:font-size-complex="12pt" style:language-complex="zxx" style:country-complex="none"/>
    </style:style>
    <style:style style:name="P16" style:family="paragraph" style:parent-style-name="Text_20_body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style:font-name="Calibri" fo:font-size="12pt" fo:letter-spacing="normal" fo:language="de" fo:country="DE" fo:font-style="normal" fo:font-weight="normal" style:font-size-asian="12pt" style:language-asian="zxx" style:country-asian="none" style:font-size-complex="12pt" style:language-complex="zxx" style:country-complex="none"/>
    </style:style>
    <style:style style:name="P17" style:family="paragraph" style:parent-style-name="Footnote">
      <style:paragraph-properties fo:margin-left="0cm" fo:margin-right="0cm" fo:text-indent="0cm" style:auto-text-indent="false"/>
    </style:style>
    <style:style style:name="P18" style:family="paragraph" style:parent-style-name="Table_20_Contents">
      <style:text-properties style:font-name="Times New Roman" fo:font-size="12pt" fo:language="de" fo:country="DE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P19" style:family="paragraph" style:parent-style-name="Table_20_Contents">
      <style:text-properties style:font-name="Times New Roman" fo:font-size="12pt" fo:language="de" fo:country="DE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able_20_Contents">
      <style:text-properties style:font-name="Times New Roman" fo:font-size="12pt" fo:language="de" fo:country="D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Heading_20_3">
      <style:paragraph-properties fo:break-before="page"/>
    </style:style>
    <style:style style:name="P22" style:family="paragraph" style:parent-style-name="Heading_20_5">
      <style:text-properties style:font-name="Calibri" fo:font-size="12pt" fo:language="de" fo:country="DE" fo:font-weight="bold" style:font-size-asian="12pt" style:language-asian="zxx" style:country-asian="none" style:font-size-complex="12pt" style:language-complex="zxx" style:country-complex="none"/>
    </style:style>
    <style:style style:name="P23" style:family="paragraph" style:parent-style-name="Heading_20_5">
      <style:text-properties fo:font-weight="bold"/>
    </style:style>
    <style:style style:name="P24" style:family="paragraph" style:parent-style-name="Heading_20_5">
      <style:text-properties fo:font-weight="bold" style:font-weight-asian="bold" style:font-weight-complex="bold"/>
    </style:style>
    <style:style style:name="P2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7" style:family="paragraph" style:parent-style-name="Contents_20_5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28" style:family="paragraph" style:parent-style-name="Text_20_body">
      <style:text-properties fo:language="de" fo:country="DE"/>
    </style:style>
    <style:style style:name="P29" style:family="paragraph" style:parent-style-name="Text_20_body">
      <style:text-properties fo:language="de" fo:country="DE" fo:font-weight="bold" officeooo:rsid="001c3d13" officeooo:paragraph-rsid="001c3d13" style:font-weight-asian="bold" style:font-weight-complex="bold"/>
    </style:style>
    <style:style style:name="P30" style:family="paragraph" style:parent-style-name="Text_20_body">
      <style:text-properties fo:language="de" fo:country="DE" officeooo:rsid="002730d9" officeooo:paragraph-rsid="002730d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0pt" fo:language="de" fo:country="DE" style:text-underline-style="none" style:font-name-asian="Microsoft YaHei" style:font-size-asian="10pt" style:font-name-complex="Mangal" style:font-size-complex="10pt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2pt" style:font-name-asian="Times New Roman" style:font-size-asian="12pt" style:language-asian="zxx" style:country-asian="none" style:font-name-complex="Times New Roman" style:font-size-complex="12pt" style:language-complex="zxx" style:country-complex="none"/>
    </style:style>
    <style:style style:name="T6" style:family="text">
      <style:text-properties style:font-name="Times New Roman" fo:font-size="12pt" style:text-underline-style="none" fo:font-weight="bold" style:font-name-asian="Microsoft YaHei" style:font-size-asian="12pt" style:language-asian="zxx" style:country-asian="none" style:font-weight-asian="bold" style:font-name-complex="Mangal" style:font-size-complex="12pt" style:language-complex="zxx" style:country-complex="none" style:font-weight-complex="bold"/>
    </style:style>
    <style:style style:name="T7" style:family="text">
      <style:text-properties style:font-name="Times New Roman" style:text-underline-style="none" style:font-name-asian="Microsoft YaHei" style:font-name-complex="Mangal"/>
    </style:style>
    <style:style style:name="T8" style:family="text">
      <style:text-properties style:font-name="Times New Roman" style:text-underline-style="none" fo:font-weight="bold" style:font-name-asian="Microsoft YaHei" style:font-weight-asian="bold" style:font-name-complex="Mangal" style:font-weight-complex="bold"/>
    </style:style>
    <style:style style:name="T9" style:family="text">
      <style:text-properties style:font-name="Times New Roman" style:text-underline-style="none" fo:font-weight="normal" style:font-name-asian="Microsoft YaHei" style:font-weight-asian="normal" style:font-name-complex="Mangal" style:font-weight-complex="normal"/>
    </style:style>
    <style:style style:name="T10" style:family="text">
      <style:text-properties style:font-name="Times New Roman" style:text-underline-style="none" fo:font-weight="normal" officeooo:rsid="001dfe73" style:font-name-asian="Microsoft YaHei" style:font-weight-asian="normal" style:font-name-complex="Mangal" style:font-weight-complex="normal"/>
    </style:style>
    <style:style style:name="T11" style:family="text">
      <style:text-properties style:text-underline-style="none" fo:font-weight="bold" style:font-name-asian="Microsoft YaHei" style:font-weight-asian="bold" style:font-name-complex="Mangal" style:font-weight-complex="bold"/>
    </style:style>
    <style:style style:name="T12" style:family="text">
      <style:text-properties fo:color="#000000" style:font-name="Times New Roman"/>
    </style:style>
    <style:style style:name="T13" style:family="text">
      <style:text-properties fo:color="#000000" style:font-name="Times New Roman" fo:font-weight="bold" style:font-weight-asian="bold" style:font-weight-complex="bold"/>
    </style:style>
    <style:style style:name="T14" style:family="text">
      <style:text-properties fo:color="#000000" style:font-name="Times New Roman" fo:language="de" fo:country="DE"/>
    </style:style>
    <style:style style:name="T15" style:family="text">
      <style:text-properties fo:color="#000000" style:font-name="Times New Roman" fo:language="de" fo:country="DE" fo:font-weight="bold" style:font-weight-asian="bold" style:font-weight-complex="bold"/>
    </style:style>
    <style:style style:name="T16" style:family="text">
      <style:text-properties fo:color="#000000" style:font-name="Times New Roman" fo:language="de" fo:country="DE" fo:font-weight="bold" officeooo:rsid="001bba8c" style:font-weight-asian="bold" style:font-weight-complex="bold"/>
    </style:style>
    <style:style style:name="T17" style:family="text">
      <style:text-properties fo:color="#000000" style:font-name="Times New Roman" fo:language="de" fo:country="DE" officeooo:rsid="00175aa1"/>
    </style:style>
    <style:style style:name="T18" style:family="text">
      <style:text-properties fo:color="#000000" style:font-name="Times New Roman" fo:language="de" fo:country="DE" officeooo:rsid="0018af64"/>
    </style:style>
    <style:style style:name="T19" style:family="text">
      <style:text-properties fo:color="#000000" style:font-name="Times New Roman" fo:language="de" fo:country="DE" officeooo:rsid="0019f9cb"/>
    </style:style>
    <style:style style:name="T20" style:family="text">
      <style:text-properties fo:color="#000000" style:font-name="Times New Roman" fo:language="de" fo:country="DE" officeooo:rsid="001bba8c"/>
    </style:style>
    <style:style style:name="T21" style:family="text">
      <style:text-properties fo:color="#000000" style:font-name="Times New Roman" fo:language="de" fo:country="DE" officeooo:rsid="001c3283"/>
    </style:style>
    <style:style style:name="T22" style:family="text">
      <style:text-properties fo:color="#000000" style:font-name="Times New Roman" fo:font-size="12pt" fo:language="de" fo:country="DE" fo:font-weight="bold" officeooo:rsid="001bba8c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23" style:family="text">
      <style:text-properties fo:color="#000000" fo:font-weight="bold" style:font-weight-asian="bold" style:font-weight-complex="bold"/>
    </style:style>
    <style:style style:name="T24" style:family="text">
      <style:text-properties officeooo:rsid="001579ea"/>
    </style:style>
    <style:style style:name="T25" style:family="text">
      <style:text-properties fo:font-weight="normal" officeooo:rsid="001579ea" style:font-weight-asian="normal" style:font-weight-complex="normal"/>
    </style:style>
    <style:style style:name="T26" style:family="text">
      <style:text-properties fo:font-weight="normal" officeooo:rsid="001e799f" style:font-weight-asian="normal" style:font-weight-complex="normal"/>
    </style:style>
    <style:style style:name="T27" style:family="text">
      <style:text-properties officeooo:rsid="001fefe4"/>
    </style:style>
    <style:style style:name="T28" style:family="text">
      <style:text-properties officeooo:rsid="00226ee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../../../../../../../../../index.php/Spezial:Such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5">1 Einleitung<text:tab/>1</text:p>
          <text:p text:style-name="P25">2 Kanban<text:tab/>2</text:p>
          <text:p text:style-name="P26">2.1 Kanban Ablauf<text:tab/>2</text:p>
          <text:p text:style-name="P26">2.2 Kanban-Charakteristik<text:tab/>2</text:p>
          <text:p text:style-name="P27">2.2.1 Kaizen:<text:tab/>2</text:p>
          <text:p text:style-name="P27">2.2.2 Tägliche Treffen:<text:tab/>2</text:p>
          <text:p text:style-name="P27">2.2.3 Operations Review:<text:tab/>2</text:p>
          <text:p text:style-name="P27">2.2.4 Kanban-Board:<text:tab/>2</text:p>
          <text:p text:style-name="P27">2.2.5 Priorisierung:<text:tab/>2</text:p>
          <text:p text:style-name="P27">2.2.6 Häufige Auslieferung der Produkte:<text:tab/>2</text:p>
          <text:p text:style-name="P27">2.2.7 User Stories:<text:tab/>2</text:p>
          <text:p text:style-name="P26">2.3 Kanban-Zusammenfassung und Bewertung<text:tab/>2</text:p>
          <text:p text:style-name="P25">3 Scrum<text:tab/>2</text:p>
          <text:p text:style-name="P26">3.1 Scrum-Phasen<text:tab/>3</text:p>
          <text:p text:style-name="P27">3.1.1 Pregame:<text:tab/>3</text:p>
          <text:p text:style-name="P27">3.1.2 Game:<text:tab/>3</text:p>
          <text:p text:style-name="P27">3.1.3 Postgame:<text:tab/>3</text:p>
          <text:p text:style-name="P26">3.2 Scrum-Charakteristik<text:tab/>3</text:p>
          <text:p text:style-name="P27">3.2.1 Sprint:<text:tab/>3</text:p>
          <text:p text:style-name="P27">3.2.2 Backlog:<text:tab/>3</text:p>
          <text:p text:style-name="P27">3.2.3 Daily Scrum:<text:tab/>3</text:p>
          <text:p text:style-name="P27">3.2.4 Scrum Board:<text:tab/>3</text:p>
          <text:p text:style-name="P27">3.2.5 Sprint Review:<text:tab/>3</text:p>
          <text:p text:style-name="P27">3.2.6 Sprint Retrospektive:<text:tab/>3</text:p>
          <text:p text:style-name="P27">3.2.7 Teilnehmende Personen:<text:tab/>3</text:p>
          <text:p text:style-name="P26">3.3 Scrum-Zusammenfassung und Bewertung<text:tab/>3</text:p>
          <text:p text:style-name="P25">8 Unterschiede<text:tab/>4</text:p>
          <text:p text:style-name="P25">9 Schlusswort<text:tab/>4</text:p>
          <text:p text:style-name="P26">9.1 Scrum<text:tab/>4</text:p>
          <text:p text:style-name="P26">9.2 Kanban<text:tab/>4</text:p>
          <text:p text:style-name="P25">10 Entscheidung<text:tab/>4</text:p>
          <text:p text:style-name="P25">11 Quellen<text:tab/>5</text:p>
          <text:p text:style-name="P26">11.1 Kanban<text:tab/>5</text:p>
          <text:p text:style-name="P26">11.2 Scrum<text:tab/>5</text:p>
        </text:index-body>
      </text:table-of-content>
      <text:h text:style-name="Heading_20_3" text:outline-level="3"/>
      <text:h text:style-name="Heading_20_3" text:outline-level="3">1 Einleitung</text:h>
      <text:p text:style-name="P11">Wir betrachten sechs Projektmanagment Methoden mit dem Hauptaugenmerk auf Ablauf und Charakteristik. Diese werden am Ende auf der Basis der von uns gewählten Kriterien verglichen und bewertet.</text:p>
      <text:p text:style-name="P11">Folgende Kriterien werden von uns verwendet:<text:note text:id="ftn1" text:note-class="footnote"><text:note-citation>1</text:note-citation><text:note-body><text:p text:style-name="P17"><text:s/><text:a xlink:type="simple" xlink:href="http://www.gpm-infocenter.de/PMMethoden/EinfuehrungMethodenauswahl" text:style-name="Internet_20_link" text:visited-style-name="Visited_20_Internet_20_Link">http://www.gpm-infocenter.de/PMMethoden/EinfuehrungMethodenauswahl</text:a></text:p></text:note-body></text:note> <text:note text:id="ftn2" text:note-class="footnote"><text:note-citation>2</text:note-citation><text:note-body><text:p text:style-name="P17"><text:span text:style-name="T3"><text:s/></text:span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</text:note-body></text:note></text:p>
      <text:p text:style-name="P11"><text:span text:style-name="Strong_20_Emphasis">Projektphase</text:span><text:span text:style-name="T1">:</text:span> Phasenspezifisch oder ebenfalls für das komplette Projekt geeignet?</text:p>
      <text:p text:style-name="P11"><text:span text:style-name="Strong_20_Emphasis">Projektgröße</text:span><text:span text:style-name="T1">:</text:span> Für welche Teamgröße und Projektdauer ist es geeignet?</text:p>
      <text:p text:style-name="P11"><text:span text:style-name="Strong_20_Emphasis">Grad der Planung</text:span><text:span text:style-name="T13">:</text:span><text:span text:style-name="T12"> Darf das Datum bzw. Budget fest oder offen sein?</text:span></text:p>
      <text:p text:style-name="P11"><text:soft-page-break/><text:span text:style-name="Strong_20_Emphasis"><text:span text:style-name="T5">Grad der Erfolgswahrscheinlichkeit</text:span></text:span><text:span text:style-name="T4">:</text:span><text:span text:style-name="T2"> Wie stark minimiert es Risiken?</text:span></text:p>
      <text:p text:style-name="Text_20_body"><text:span text:style-name="Strong_20_Emphasis"><text:span text:style-name="T22">Ä</text:span></text:span><text:span text:style-name="Strong_20_Emphasis"><text:span text:style-name="T22">h</text:span></text:span><text:span text:style-name="Strong_20_Emphasis"><text:span text:style-name="T22">n</text:span></text:span><text:span text:style-name="Strong_20_Emphasis"><text:span text:style-name="T22">d</text:span></text:span><text:span text:style-name="Strong_20_Emphasis"><text:span text:style-name="T22">e</text:span></text:span><text:span text:style-name="Strong_20_Emphasis"><text:span text:style-name="T22">r</text:span></text:span><text:span text:style-name="Strong_20_Emphasis"><text:span text:style-name="T22">u</text:span></text:span><text:span text:style-name="Strong_20_Emphasis"><text:span text:style-name="T22">n</text:span></text:span><text:span text:style-name="Strong_20_Emphasis"><text:span text:style-name="T22">g</text:span></text:span><text:span text:style-name="Strong_20_Emphasis"><text:span text:style-name="T22">e</text:span></text:span><text:span text:style-name="Strong_20_Emphasis"><text:span text:style-name="T22">n</text:span></text:span><text:span text:style-name="Strong_20_Emphasis"><text:span text:style-name="T22"> währe</text:span></text:span><text:span text:style-name="Strong_20_Emphasis"><text:span text:style-name="T22">nd</text:span></text:span><text:span text:style-name="Strong_20_Emphasis"><text:span text:style-name="T22"> Iteratione</text:span></text:span><text:span text:style-name="Strong_20_Emphasis"><text:span text:style-name="T22">n</text:span></text:span><text:span text:style-name="T15">:</text:span><text:span text:style-name="T14"> </text:span><text:span text:style-name="T17">Dürfen Änderungen während einer Iteration durchgeführt werden oder nur dazwischen? <text:s/></text:span><text:span text:style-name="T18">(z.B. Aufgaben-Zuteilung; </text:span><text:span text:style-name="T19">Aufgaben-Aufwandseinschätzung, Neue Aufgaben in die Iteration aufnehmen, </text:span><text:span text:style-name="T21">Priorität von Aufgaben</text:span><text:span text:style-name="T18">)</text:span></text:p>
      <text:p text:style-name="P29"><text:span text:style-name="T7">Flexibilität:</text:span><text:span text:style-name="T9"> Wie gut/f</text:span><text:span text:style-name="T10">le</text:span><text:span text:style-name="T9">xibel lässt sich die Methode auf die eigenen Umstände anpassen? Lässt sich die Methodik schrittweise oder in Teilen einführen? (z.B. Länge der Iteration, Dauer der Meetings anpassen)</text:span></text:p>
      <text:p text:style-name="P11"><text:span text:style-name="Strong_20_Emphasis"><text:span text:style-name="T6">Grad der Eigenverantwortung</text:span></text:span><text:span text:style-name="T8">:</text:span><text:span text:style-name="T7"> Wie hoch ist sie und wer trägt sie?</text:span></text:p>
      <text:p text:style-name="P11"><text:span text:style-name="Strong_20_Emphasis"><text:span text:style-name="T24">Einarbeitungsaufwand:</text:span></text:span><text:span text:style-name="Strong_20_Emphasis"><text:span text:style-name="T25"> </text:span></text:span><text:span text:style-name="Strong_20_Emphasis"><text:span text:style-name="T26">Wie schwer/aufwendig ist es, die Methodik einzuführen?</text:span></text:span></text:p>
      <text:p text:style-name="P11"><text:span text:style-name="Strong_20_Emphasis">Einprojekt- oder Mehrprojektumgebungen</text:span><text:span text:style-name="T1">:</text:span> <text:span text:style-name="T28">Ermöglicht es das Managen mehrerer Projekte parallel? (z.B. eine Abteilung → zwei Projekte, Teammitglieder bearbeiten Aufgaben aus beiden Projekten)</text:span></text:p>
      <text:p text:style-name="P11"/>
      <text:p text:style-name="P30">Quantisierbare Kriterien: ?</text:p>
      <text:h text:style-name="Heading_20_3" text:outline-level="3">2 Kanban</text:h>
      <text:p text:style-name="P4">Der Begriff Kan-ban kommt aus dem Japanischem und bedeutet in etwa „Signalkarte“. Dieses Projektmanagment-Framework beinhaltet das „Pull-Prinzip“, d.h. ein Arbeiter erteilt Anfragen an andere (z.B. Nachschub anfordern) statt einer Person, die über dem ganzen steht und das Projekt überwacht. Dies soll dem Produktionsfluss dienen.</text:p>
      <text:p text:style-name="P4">Kanban legt einem wenige Vorlagen auf, weshalb es flexibel und anpassbar ist, da der Schwerpunkt auf einem optimalen Fluss liegen soll.</text:p>
      <text:h text:style-name="P15" text:outline-level="4">2.1 Kanban Ablauf</text:h>
      <text:p text:style-name="P6">Bla</text:p>
      <text:h text:style-name="P14" text:outline-level="4"><text:bookmark text:name="Kanban-Charakteristik"/>2.2 Kanban-Charakteristik</text:h>
      <text:h text:style-name="P22" text:outline-level="5">2.2.1 Kaizen:</text:h>
      <text:p text:style-name="P7">Bla</text:p>
      <text:h text:style-name="P23" text:outline-level="5">2.2.2 Tägliche Treffen:</text:h>
      <text:p text:style-name="P8">Bla</text:p>
      <text:h text:style-name="P23" text:outline-level="5">2.2.3 Operations Review:</text:h>
      <text:p text:style-name="P5">Bla</text:p>
      <text:h text:style-name="P23" text:outline-level="5">2.2.4 Kanban-Board:</text:h>
      <text:p text:style-name="P8">Bla</text:p>
      <text:h text:style-name="P23" text:outline-level="5">2.2.5 Priorisierung:</text:h>
      <text:p text:style-name="P8">Bla</text:p>
      <text:h text:style-name="P23" text:outline-level="5"><text:soft-page-break/>2.2.6 Häufige Auslieferung der Produkte:</text:h>
      <text:p text:style-name="P8">Bla</text:p>
      <text:h text:style-name="P23" text:outline-level="5">2.2.7 User Stories:</text:h>
      <text:p text:style-name="P5">Bla</text:p>
      <text:h text:style-name="Heading_20_4" text:outline-level="4"><text:bookmark text:name="Kanban-Zusammenfassung_und_Bewertung"/>2.3 Kanban-Zusammenfassung und Bewertung</text:h>
      <text:p text:style-name="P6">Bla</text:p>
      <text:h text:style-name="Heading_20_3" text:outline-level="3"><text:bookmark text:name="Scrum"/>3 Scrum</text:h>
      <text:p text:style-name="P6">Bla</text:p>
      <text:h text:style-name="Heading_20_4" text:outline-level="4"><text:bookmark text:name="Scrum-Phasen"/>3.1 Scrum-Phasen</text:h>
      <text:h text:style-name="P23" text:outline-level="5">3.1.1 Pregame:</text:h>
      <text:p text:style-name="P10">Die Pregame Phase lässt sich in Planning/Discovery Phase und Architecture/strategische Planung untergliedern. </text:p>
      <text:p text:style-name="Text_20_body"><text:s/></text:p>
      <text:p text:style-name="P5">Bla</text:p>
      <text:h text:style-name="P23" text:outline-level="5">3.1.2 Game:</text:h>
      <text:p text:style-name="P8">Bla</text:p>
      <text:h text:style-name="P23" text:outline-level="5">3.1.3 Postgame:</text:h>
      <text:p text:style-name="P8">Bla</text:p>
      <text:h text:style-name="Heading_20_4" text:outline-level="4"><text:bookmark text:name="Scrum-Charakteristik"/>3.2 Scrum-Charakteristik</text:h>
      <text:h text:style-name="P23" text:outline-level="5">3.2.1 Sprint:</text:h>
      <text:p text:style-name="P8">Bla</text:p>
      <text:h text:style-name="P23" text:outline-level="5">3.2.2 Backlog:</text:h>
      <text:p text:style-name="P8">Bla</text:p>
      <text:h text:style-name="P23" text:outline-level="5">3.2.3 Daily Scrum:</text:h>
      <text:p text:style-name="P8">Bla</text:p>
      <text:h text:style-name="P23" text:outline-level="5">3.2.4 Scrum Board:</text:h>
      <text:p text:style-name="P8">Bla</text:p>
      <text:h text:style-name="P23" text:outline-level="5">3.2.5 Sprint Review:</text:h>
      <text:p text:style-name="P8">Bla</text:p>
      <text:h text:style-name="P24" text:outline-level="5"><text:soft-page-break/>3.2.6 Sprint Retrospektive:</text:h>
      <text:p text:style-name="P8">Bla</text:p>
      <text:h text:style-name="P23" text:outline-level="5">3.2.7 Teilnehmende Personen:</text:h>
      <text:p text:style-name="P8">Bla</text:p>
      <text:h text:style-name="Heading_20_4" text:outline-level="4"><text:bookmark text:name="Scrum-Zusammenfassung_und_Bewertung"/>3.3 Scrum-Zusammenfassung und Bewertung</text:h>
      <text:p text:style-name="P6">Bla</text:p>
      <text:h text:style-name="P21" text:outline-level="3">8 Unterschiede</text:h>
      <table:table table:name="Tabelle1" table:style-name="Tabelle1">
        <table:table-column table:style-name="Tabelle1.A"/>
        <table:table-column table:style-name="Tabelle1.B" table:number-columns-repeated="5"/>
        <table:table-column table:style-name="Tabelle1.G"/>
        <table:table-row>
          <table:table-cell table:style-name="Tabelle1.A1" office:value-type="string">
            <text:p text:style-name="P18">Methode</text:p>
          </table:table-cell>
          <table:table-cell table:style-name="Tabelle1.A1" office:value-type="string">
            <text:p text:style-name="P18">Kanban</text:p>
          </table:table-cell>
          <table:table-cell table:style-name="Tabelle1.A1" office:value-type="string">
            <text:p text:style-name="P18">Scrum</text:p>
          </table:table-cell>
          <table:table-cell table:style-name="Tabelle1.A1" office:value-type="string">
            <text:p text:style-name="P18"/>
          </table:table-cell>
          <table:table-cell table:style-name="Tabelle1.A1" office:value-type="string">
            <text:p text:style-name="P18"/>
          </table:table-cell>
          <table:table-cell table:style-name="Tabelle1.A1" office:value-type="string">
            <text:p text:style-name="P18"/>
          </table:table-cell>
          <table:table-cell table:style-name="Tabelle1.G1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3"><text:span text:style-name="Strong_20_Emphasis">Projektphase</text:span>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G2" office:value-type="string">
            <text:p text:style-name="P19"/>
          </table:table-cell>
        </table:table-row>
        <table:table-row>
          <table:table-cell table:style-name="Tabelle1.A2" office:value-type="string">
            <text:p text:style-name="P13"><text:span text:style-name="Strong_20_Emphasis">Projektgröße</text:span>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G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3"><text:span text:style-name="Strong_20_Emphasis"><text:span text:style-name="T1">Planun</text:span></text:span><text:span text:style-name="Strong_20_Emphasis"><text:span text:style-name="T23">g</text:span></text:span>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G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3"><text:span text:style-name="Strong_20_Emphasis">Erfolgswahrscheinlichkeit</text:span>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G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2"><text:span text:style-name="Strong_20_Emphasis"><text:span text:style-name="T1">Änderun</text:span></text:span><text:span text:style-name="Strong_20_Emphasis"><text:span text:style-name="T23">gen</text:span></text:span></text:p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G2" office:value-type="string">
            <text:p text:style-name="P19"/>
          </table:table-cell>
        </table:table-row>
        <table:table-row>
          <table:table-cell table:style-name="Tabelle1.A2" office:value-type="string">
            <text:p text:style-name="P19"><text:span text:style-name="Strong_20_Emphasis"><text:span text:style-name="T11">Sprints</text:span></text:span> </text:p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G2" office:value-type="string">
            <text:p text:style-name="P19"/>
          </table:table-cell>
        </table:table-row>
        <table:table-row>
          <table:table-cell table:style-name="Tabelle1.A2" office:value-type="string">
            <text:p text:style-name="P20">Workload </text:p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A2" office:value-type="string">
            <text:p text:style-name="P19"/>
          </table:table-cell>
          <table:table-cell table:style-name="Tabelle1.G2" office:value-type="string">
            <text:p text:style-name="P19"/>
          </table:table-cell>
        </table:table-row>
        <table:table-row>
          <table:table-cell table:style-name="Tabelle1.A2" office:value-type="string">
            <text:p text:style-name="P13"><text:span text:style-name="Strong_20_Emphasis"><text:span text:style-name="T11">Eigenverantwortung</text:span></text:span>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G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8"><text:span text:style-name="Strong_20_Emphasis">Technologisches Umfeld</text:span> 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G2" office:value-type="string">
            <text:p text:style-name="P18"/>
          </table:table-cell>
        </table:table-row>
        <table:table-row>
          <table:table-cell table:style-name="Tabelle1.A2" office:value-type="string">
            <text:p text:style-name="P13"><text:span text:style-name="Strong_20_Emphasis">Einprojekt- / Mehrprojektumgebungen</text:span></text:p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G2" office:value-type="string">
            <text:p text:style-name="P18"/>
          </table:table-cell>
        </table:table-row>
      </table:table>
      <text:h text:style-name="Heading_20_3" text:outline-level="3"/>
      <text:h text:style-name="Heading_20_3" text:outline-level="3">9 Schlusswort</text:h>
      <text:p text:style-name="P1"/>
      <text:h text:style-name="Heading_20_4" text:outline-level="4">9.1 Scrum</text:h>
      <text:p text:style-name="P9">Bla</text:p>
      <text:p text:style-name="P9"/>
      <text:h text:style-name="Heading_20_4" text:outline-level="4">9.2 Kanban</text:h>
      <text:p text:style-name="P16">Bla</text:p>
      <text:h text:style-name="Heading_20_3" text:outline-level="3">10 Entscheidung</text:h>
      <text:p text:style-name="P2"/>
      <text:p text:style-name="P2">Bla</text:p>
      <text:p text:style-name="P2"/>
      <text:h text:style-name="P21" text:outline-level="3">11 Quellen</text:h>
      <text:h text:style-name="Heading_20_4" text:outline-level="4">11.1 Kanban</text:h>
      <text:p text:style-name="P3"><text:a xlink:type="simple" xlink:href="http://de.wikipedia.org/wiki/Kanban" text:style-name="Internet_20_link" text:visited-style-name="Visited_20_Internet_20_Link">http://de.wikipedia.org/wiki/Kanban</text:a></text:p>
      <text:p text:style-name="P3"><text:a xlink:type="simple" xlink:href="http://de.wikipedia.org/wiki/Kanban_%28Softwareentwicklung%29" text:style-name="Internet_20_link" text:visited-style-name="Visited_20_Internet_20_Link">http://de.wikipedia.org/wiki/Kanban_%28Softwareentwicklung%29</text:a></text:p>
      <text:p text:style-name="P3"><text:a xlink:type="simple" xlink:href="http://www.lean-production-expert.de/lean-production/kanban-beschreibung.html" text:style-name="Internet_20_link" text:visited-style-name="Visited_20_Internet_20_Link">http://www.lean-production-expert.de/lean-production/kanban-beschreibung.html</text:a></text:p>
      <text:p text:style-name="P3"><text:a xlink:type="simple" xlink:href="https://www.crisp.se/file-uploads/Kanban-vs-Scrum.pdf" text:style-name="Internet_20_link" text:visited-style-name="Visited_20_Internet_20_Link">https://www.crisp.se/file-uploads/Kanban-vs-Scrum.pdf</text:a></text:p>
      <text:p text:style-name="P3"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
      <text:p text:style-name="P3"><text:a xlink:type="simple" xlink:href="https://www.scrumalliance.org/community/articles/2014/july/scrum-vs-kanban" text:style-name="Internet_20_link" text:visited-style-name="Visited_20_Internet_20_Link">https://www.scrumalliance.org/community/articles/2014/july/scrum-vs-kanban</text:a></text:p>
      <text:h text:style-name="Heading_20_4" text:outline-level="4">11.2 Scrum</text:h>
      <text:p text:style-name="P3"><text:a xlink:type="simple" xlink:href="http://de.wikipedia.org/wiki/Scrum" text:style-name="Internet_20_link" text:visited-style-name="Visited_20_Internet_20_Link">http://de.wikipedia.org/wiki/Scrum</text:a></text:p>
      <text:p text:style-name="P3"><text:a xlink:type="simple" xlink:href="http://scrum-master.de/Was_ist_Scrum/Scrum_auf_einer_Seite_erklaert" text:style-name="Internet_20_link" text:visited-style-name="Visited_20_Internet_20_Link">http://scrum-master.de/Was_ist_Scrum/Scrum_auf_einer_Seite_erklaert</text:a></text:p>
      <text:p text:style-name="P3"><text:a xlink:type="simple" xlink:href="https://www.crisp.se/file-uploads/Kanban-vs-Scrum.pdf" text:style-name="Internet_20_link" text:visited-style-name="Visited_20_Internet_20_Link">https://www.crisp.se/file-uploads/Kanban-vs-Scrum.pdf</text:a></text:p>
      <text:p text:style-name="P3"><text:a xlink:type="simple" xlink:href="http://www.heise.de/developer/artikel/Kriterien-fuer-eine-Entscheidung-fuer-Scrum-oder-Kanban-1071172.html" text:style-name="Internet_20_link" text:visited-style-name="Visited_20_Internet_20_Link">http://www.heise.de/developer/artikel/Kriterien-fuer-eine-Entscheidung-fuer-Scrum-oder-Kanban-1071172.html</text:a></text:p>
      <text:p text:style-name="P3"><text:a xlink:type="simple" xlink:href="https://www.scrumalliance.org/community/articles/2014/july/scrum-vs-kanban" text:style-name="Internet_20_link" text:visited-style-name="Visited_20_Internet_20_Link">https://www.scrumalliance.org/community/articles/2014/july/scrum-vs-kanban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PMincho" style:font-family-asian="'MS PMincho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PMincho" style:font-family-asian="'MS PMincho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MS PMincho" style:font-family-asian="'MS PMincho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MS PMincho" style:font-family-asian="'MS PMincho'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6M58S</meta:editing-duration>
    <meta:editing-cycles>232</meta:editing-cycles>
    <meta:generator>LibreOffice/5.0.4.2$Windows_x86 LibreOffice_project/2b9802c1994aa0b7dc6079e128979269cf95bc78</meta:generator>
    <dc:date>2016-04-20T14:16:25.494000000</dc:date>
    <meta:document-statistic meta:table-count="1" meta:image-count="0" meta:object-count="0" meta:page-count="6" meta:paragraph-count="135" meta:word-count="503" meta:character-count="4379" meta:non-whitespace-character-count="4002"/>
    <meta:user-defined meta:name="Info 1"/>
    <meta:user-defined meta:name="Info 2"/>
    <meta:user-defined meta:name="Info 3"/>
    <meta:user-defined meta:name="Info 4"/>
  </office:meta>
</office:document-meta>
</file>